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Since version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bs" xlink:type="simple">Abs</text:a></text:p>
          </table:table-cell>
          <table:table-cell office:value-type="string" calcext:value-type="string">
            <text:p><text:a xlink:href="https://github.com/onnx/onnx/blob/main/docs/Changelog.md#Abs-13" xlink:type="simple">13</text:a>, <text:a xlink:href="https://github.com/onnx/onnx/blob/main/docs/Changelog.md#Abs-6" xlink:type="simple">6</text:a>, <text:a xlink:href="https://github.com/onnx/onnx/blob/main/docs/Changelog.md#Abs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cos" xlink:type="simple">Acos</text:a></text:p>
          </table:table-cell>
          <table:table-cell office:value-type="string" calcext:value-type="string">
            <text:p><text:a xlink:href="https://github.com/onnx/onnx/blob/main/docs/Changelog.md#Acos-7" xlink:type="simple">7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cosh" xlink:type="simple">Acosh</text:a></text:p>
          </table:table-cell>
          <table:table-cell office:value-type="string" calcext:value-type="string">
            <text:p><text:a xlink:href="https://github.com/onnx/onnx/blob/main/docs/Changelog.md#Acosh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dd" xlink:type="simple">Add</text:a></text:p>
          </table:table-cell>
          <table:table-cell office:value-type="string" calcext:value-type="string">
            <text:p><text:a xlink:href="https://github.com/onnx/onnx/blob/main/docs/Changelog.md#Add-14" xlink:type="simple">14</text:a>, <text:a xlink:href="https://github.com/onnx/onnx/blob/main/docs/Changelog.md#Add-13" xlink:type="simple">13</text:a>, <text:a xlink:href="https://github.com/onnx/onnx/blob/main/docs/Changelog.md#Add-7" xlink:type="simple">7</text:a>, <text:a xlink:href="https://github.com/onnx/onnx/blob/main/docs/Changelog.md#Add-6" xlink:type="simple">6</text:a>, <text:a xlink:href="https://github.com/onnx/onnx/blob/main/docs/Changelog.md#Add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nd" xlink:type="simple">And</text:a></text:p>
          </table:table-cell>
          <table:table-cell office:value-type="string" calcext:value-type="string">
            <text:p><text:a xlink:href="https://github.com/onnx/onnx/blob/main/docs/Changelog.md#And-7" xlink:type="simple">7</text:a>, <text:a xlink:href="https://github.com/onnx/onnx/blob/main/docs/Changelog.md#And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rgMax" xlink:type="simple">ArgMax</text:a></text:p>
          </table:table-cell>
          <table:table-cell office:value-type="string" calcext:value-type="string">
            <text:p><text:a xlink:href="https://github.com/onnx/onnx/blob/main/docs/Changelog.md#ArgMax-13" xlink:type="simple">13</text:a>, <text:a xlink:href="https://github.com/onnx/onnx/blob/main/docs/Changelog.md#ArgMax-12" xlink:type="simple">12</text:a>, <text:a xlink:href="https://github.com/onnx/onnx/blob/main/docs/Changelog.md#ArgMax-11" xlink:type="simple">11</text:a>, <text:a xlink:href="https://github.com/onnx/onnx/blob/main/docs/Changelog.md#ArgMax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rgMin" xlink:type="simple">ArgMin</text:a></text:p>
          </table:table-cell>
          <table:table-cell office:value-type="string" calcext:value-type="string">
            <text:p><text:a xlink:href="https://github.com/onnx/onnx/blob/main/docs/Changelog.md#ArgMin-13" xlink:type="simple">13</text:a>, <text:a xlink:href="https://github.com/onnx/onnx/blob/main/docs/Changelog.md#ArgMin-12" xlink:type="simple">12</text:a>, <text:a xlink:href="https://github.com/onnx/onnx/blob/main/docs/Changelog.md#ArgMin-11" xlink:type="simple">11</text:a>, <text:a xlink:href="https://github.com/onnx/onnx/blob/main/docs/Changelog.md#ArgMi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sin" xlink:type="simple">Asin</text:a></text:p>
          </table:table-cell>
          <table:table-cell office:value-type="string" calcext:value-type="string">
            <text:p><text:a xlink:href="https://github.com/onnx/onnx/blob/main/docs/Changelog.md#Asin-7" xlink:type="simple">7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sinh" xlink:type="simple">Asinh</text:a></text:p>
          </table:table-cell>
          <table:table-cell office:value-type="string" calcext:value-type="string">
            <text:p><text:a xlink:href="https://github.com/onnx/onnx/blob/main/docs/Changelog.md#Asinh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tan" xlink:type="simple">Atan</text:a></text:p>
          </table:table-cell>
          <table:table-cell office:value-type="string" calcext:value-type="string">
            <text:p><text:a xlink:href="https://github.com/onnx/onnx/blob/main/docs/Changelog.md#Atan-7" xlink:type="simple">7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tanh" xlink:type="simple">Atanh</text:a></text:p>
          </table:table-cell>
          <table:table-cell office:value-type="string" calcext:value-type="string">
            <text:p><text:a xlink:href="https://github.com/onnx/onnx/blob/main/docs/Changelog.md#Atanh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AveragePool" xlink:type="simple">AveragePool</text:a></text:p>
          </table:table-cell>
          <table:table-cell office:value-type="string" calcext:value-type="string">
            <text:p><text:a xlink:href="https://github.com/onnx/onnx/blob/main/docs/Changelog.md#AveragePool-11" xlink:type="simple">11</text:a>, <text:a xlink:href="https://github.com/onnx/onnx/blob/main/docs/Changelog.md#AveragePool-10" xlink:type="simple">10</text:a>, <text:a xlink:href="https://github.com/onnx/onnx/blob/main/docs/Changelog.md#AveragePool-7" xlink:type="simple">7</text:a>, <text:a xlink:href="https://github.com/onnx/onnx/blob/main/docs/Changelog.md#AveragePoo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BatchNormalization" xlink:type="simple">BatchNormalization</text:a></text:p>
          </table:table-cell>
          <table:table-cell office:value-type="string" calcext:value-type="string">
            <text:p><text:a xlink:href="https://github.com/onnx/onnx/blob/main/docs/Changelog.md#BatchNormalization-15" xlink:type="simple">15</text:a>, <text:a xlink:href="https://github.com/onnx/onnx/blob/main/docs/Changelog.md#BatchNormalization-14" xlink:type="simple">14</text:a>, <text:a xlink:href="https://github.com/onnx/onnx/blob/main/docs/Changelog.md#BatchNormalization-9" xlink:type="simple">9</text:a>, <text:a xlink:href="https://github.com/onnx/onnx/blob/main/docs/Changelog.md#BatchNormalization-7" xlink:type="simple">7</text:a>, <text:a xlink:href="https://github.com/onnx/onnx/blob/main/docs/Changelog.md#BatchNormalization-6" xlink:type="simple">6</text:a>, <text:a xlink:href="https://github.com/onnx/onnx/blob/main/docs/Changelog.md#BatchNormalizatio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BitShift" xlink:type="simple">BitShift</text:a></text:p>
          </table:table-cell>
          <table:table-cell office:value-type="string" calcext:value-type="string">
            <text:p><text:a xlink:href="https://github.com/onnx/onnx/blob/main/docs/Changelog.md#BitShift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ast" xlink:type="simple">Cast</text:a></text:p>
          </table:table-cell>
          <table:table-cell office:value-type="string" calcext:value-type="string">
            <text:p><text:a xlink:href="https://github.com/onnx/onnx/blob/main/docs/Changelog.md#Cast-13" xlink:type="simple">13</text:a>, <text:a xlink:href="https://github.com/onnx/onnx/blob/main/docs/Changelog.md#Cast-9" xlink:type="simple">9</text:a>, <text:a xlink:href="https://github.com/onnx/onnx/blob/main/docs/Changelog.md#Cast-6" xlink:type="simple">6</text:a>, <text:a xlink:href="https://github.com/onnx/onnx/blob/main/docs/Changelog.md#Cast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eil" xlink:type="simple">Ceil</text:a></text:p>
          </table:table-cell>
          <table:table-cell office:value-type="string" calcext:value-type="string">
            <text:p><text:a xlink:href="https://github.com/onnx/onnx/blob/main/docs/Changelog.md#Ceil-13" xlink:type="simple">13</text:a>, <text:a xlink:href="https://github.com/onnx/onnx/blob/main/docs/Changelog.md#Ceil-6" xlink:type="simple">6</text:a>, <text:a xlink:href="https://github.com/onnx/onnx/blob/main/docs/Changelog.md#Cei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lip" xlink:type="simple">Clip</text:a></text:p>
          </table:table-cell>
          <table:table-cell office:value-type="string" calcext:value-type="string">
            <text:p><text:a xlink:href="https://github.com/onnx/onnx/blob/main/docs/Changelog.md#Clip-13" xlink:type="simple">13</text:a>, <text:a xlink:href="https://github.com/onnx/onnx/blob/main/docs/Changelog.md#Clip-12" xlink:type="simple">12</text:a>, <text:a xlink:href="https://github.com/onnx/onnx/blob/main/docs/Changelog.md#Clip-11" xlink:type="simple">11</text:a>, <text:a xlink:href="https://github.com/onnx/onnx/blob/main/docs/Changelog.md#Clip-6" xlink:type="simple">6</text:a>, <text:a xlink:href="https://github.com/onnx/onnx/blob/main/docs/Changelog.md#Clip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mpress" xlink:type="simple">Compress</text:a></text:p>
          </table:table-cell>
          <table:table-cell office:value-type="string" calcext:value-type="string">
            <text:p><text:a xlink:href="https://github.com/onnx/onnx/blob/main/docs/Changelog.md#Compress-11" xlink:type="simple">11</text:a>, <text:a xlink:href="https://github.com/onnx/onnx/blob/main/docs/Changelog.md#Compress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ncat" xlink:type="simple">Concat</text:a></text:p>
          </table:table-cell>
          <table:table-cell office:value-type="string" calcext:value-type="string">
            <text:p><text:a xlink:href="https://github.com/onnx/onnx/blob/main/docs/Changelog.md#Concat-13" xlink:type="simple">13</text:a>, <text:a xlink:href="https://github.com/onnx/onnx/blob/main/docs/Changelog.md#Concat-11" xlink:type="simple">11</text:a>, <text:a xlink:href="https://github.com/onnx/onnx/blob/main/docs/Changelog.md#Concat-4" xlink:type="simple">4</text:a>, <text:a xlink:href="https://github.com/onnx/onnx/blob/main/docs/Changelog.md#Concat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ncatFromSequence" xlink:type="simple">ConcatFromSequence</text:a></text:p>
          </table:table-cell>
          <table:table-cell office:value-type="string" calcext:value-type="string">
            <text:p><text:a xlink:href="https://github.com/onnx/onnx/blob/main/docs/Changelog.md#ConcatFromSequence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nstant" xlink:type="simple">Constant</text:a></text:p>
          </table:table-cell>
          <table:table-cell office:value-type="string" calcext:value-type="string">
            <text:p><text:a xlink:href="https://github.com/onnx/onnx/blob/main/docs/Changelog.md#Constant-13" xlink:type="simple">13</text:a>, <text:a xlink:href="https://github.com/onnx/onnx/blob/main/docs/Changelog.md#Constant-12" xlink:type="simple">12</text:a>, <text:a xlink:href="https://github.com/onnx/onnx/blob/main/docs/Changelog.md#Constant-11" xlink:type="simple">11</text:a>, <text:a xlink:href="https://github.com/onnx/onnx/blob/main/docs/Changelog.md#Constant-9" xlink:type="simple">9</text:a>, <text:a xlink:href="https://github.com/onnx/onnx/blob/main/docs/Changelog.md#Constant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nstantOfShape" xlink:type="simple">ConstantOfShape</text:a></text:p>
          </table:table-cell>
          <table:table-cell office:value-type="string" calcext:value-type="string">
            <text:p><text:a xlink:href="https://github.com/onnx/onnx/blob/main/docs/Changelog.md#ConstantOfShape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nv" xlink:type="simple">Conv</text:a></text:p>
          </table:table-cell>
          <table:table-cell office:value-type="string" calcext:value-type="string">
            <text:p><text:a xlink:href="https://github.com/onnx/onnx/blob/main/docs/Changelog.md#Conv-11" xlink:type="simple">11</text:a>, <text:a xlink:href="https://github.com/onnx/onnx/blob/main/docs/Changelog.md#Conv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nvInteger" xlink:type="simple">ConvInteger</text:a></text:p>
          </table:table-cell>
          <table:table-cell office:value-type="string" calcext:value-type="string">
            <text:p><text:a xlink:href="https://github.com/onnx/onnx/blob/main/docs/Changelog.md#ConvInteger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nvTranspose" xlink:type="simple">ConvTranspose</text:a></text:p>
          </table:table-cell>
          <table:table-cell office:value-type="string" calcext:value-type="string">
            <text:p><text:a xlink:href="https://github.com/onnx/onnx/blob/main/docs/Changelog.md#ConvTranspose-11" xlink:type="simple">11</text:a>, <text:a xlink:href="https://github.com/onnx/onnx/blob/main/docs/Changelog.md#ConvTranspos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s" xlink:type="simple">Cos</text:a></text:p>
          </table:table-cell>
          <table:table-cell office:value-type="string" calcext:value-type="string">
            <text:p><text:a xlink:href="https://github.com/onnx/onnx/blob/main/docs/Changelog.md#Cos-7" xlink:type="simple">7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osh" xlink:type="simple">Cosh</text:a></text:p>
          </table:table-cell>
          <table:table-cell office:value-type="string" calcext:value-type="string">
            <text:p><text:a xlink:href="https://github.com/onnx/onnx/blob/main/docs/Changelog.md#Cosh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umSum" xlink:type="simple">CumSum</text:a></text:p>
          </table:table-cell>
          <table:table-cell office:value-type="string" calcext:value-type="string">
            <text:p><text:a xlink:href="https://github.com/onnx/onnx/blob/main/docs/Changelog.md#CumSum-14" xlink:type="simple">14</text:a>, <text:a xlink:href="https://github.com/onnx/onnx/blob/main/docs/Changelog.md#CumSum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DepthToSpace" xlink:type="simple">DepthToSpace</text:a></text:p>
          </table:table-cell>
          <table:table-cell office:value-type="string" calcext:value-type="string">
            <text:p><text:a xlink:href="https://github.com/onnx/onnx/blob/main/docs/Changelog.md#DepthToSpace-13" xlink:type="simple">13</text:a>, <text:a xlink:href="https://github.com/onnx/onnx/blob/main/docs/Changelog.md#DepthToSpace-11" xlink:type="simple">11</text:a>, <text:a xlink:href="https://github.com/onnx/onnx/blob/main/docs/Changelog.md#DepthToSpac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DequantizeLinear" xlink:type="simple">DequantizeLinear</text:a></text:p>
          </table:table-cell>
          <table:table-cell office:value-type="string" calcext:value-type="string">
            <text:p><text:a xlink:href="https://github.com/onnx/onnx/blob/main/docs/Changelog.md#DequantizeLinear-13" xlink:type="simple">13</text:a>, <text:a xlink:href="https://github.com/onnx/onnx/blob/main/docs/Changelog.md#DequantizeLinear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Det" xlink:type="simple">Det</text:a></text:p>
          </table:table-cell>
          <table:table-cell office:value-type="string" calcext:value-type="string">
            <text:p><text:a xlink:href="https://github.com/onnx/onnx/blob/main/docs/Changelog.md#Det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Div" xlink:type="simple">Div</text:a></text:p>
          </table:table-cell>
          <table:table-cell office:value-type="string" calcext:value-type="string">
            <text:p><text:a xlink:href="https://github.com/onnx/onnx/blob/main/docs/Changelog.md#Div-14" xlink:type="simple">14</text:a>, <text:a xlink:href="https://github.com/onnx/onnx/blob/main/docs/Changelog.md#Div-13" xlink:type="simple">13</text:a>, <text:a xlink:href="https://github.com/onnx/onnx/blob/main/docs/Changelog.md#Div-7" xlink:type="simple">7</text:a>, <text:a xlink:href="https://github.com/onnx/onnx/blob/main/docs/Changelog.md#Div-6" xlink:type="simple">6</text:a>, <text:a xlink:href="https://github.com/onnx/onnx/blob/main/docs/Changelog.md#Div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Dropout" xlink:type="simple">Dropout</text:a></text:p>
          </table:table-cell>
          <table:table-cell office:value-type="string" calcext:value-type="string">
            <text:p><text:a xlink:href="https://github.com/onnx/onnx/blob/main/docs/Changelog.md#Dropout-13" xlink:type="simple">13</text:a>, <text:a xlink:href="https://github.com/onnx/onnx/blob/main/docs/Changelog.md#Dropout-12" xlink:type="simple">12</text:a>, <text:a xlink:href="https://github.com/onnx/onnx/blob/main/docs/Changelog.md#Dropout-10" xlink:type="simple">10</text:a>, <text:a xlink:href="https://github.com/onnx/onnx/blob/main/docs/Changelog.md#Dropout-7" xlink:type="simple">7</text:a>, <text:a xlink:href="https://github.com/onnx/onnx/blob/main/docs/Changelog.md#Dropout-6" xlink:type="simple">6</text:a>, <text:a xlink:href="https://github.com/onnx/onnx/blob/main/docs/Changelog.md#Dropout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Einsum" xlink:type="simple">Einsum</text:a></text:p>
          </table:table-cell>
          <table:table-cell office:value-type="string" calcext:value-type="string">
            <text:p><text:a xlink:href="https://github.com/onnx/onnx/blob/main/docs/Changelog.md#Einsum-12" xlink:type="simple">12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Elu" xlink:type="simple">Elu</text:a></text:p>
          </table:table-cell>
          <table:table-cell office:value-type="string" calcext:value-type="string">
            <text:p><text:a xlink:href="https://github.com/onnx/onnx/blob/main/docs/Changelog.md#Elu-6" xlink:type="simple">6</text:a>, <text:a xlink:href="https://github.com/onnx/onnx/blob/main/docs/Changelog.md#Elu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Equal" xlink:type="simple">Equal</text:a></text:p>
          </table:table-cell>
          <table:table-cell office:value-type="string" calcext:value-type="string">
            <text:p><text:a xlink:href="https://github.com/onnx/onnx/blob/main/docs/Changelog.md#Equal-13" xlink:type="simple">13</text:a>, <text:a xlink:href="https://github.com/onnx/onnx/blob/main/docs/Changelog.md#Equal-11" xlink:type="simple">11</text:a>, <text:a xlink:href="https://github.com/onnx/onnx/blob/main/docs/Changelog.md#Equal-7" xlink:type="simple">7</text:a>, <text:a xlink:href="https://github.com/onnx/onnx/blob/main/docs/Changelog.md#Equa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Erf" xlink:type="simple">Erf</text:a></text:p>
          </table:table-cell>
          <table:table-cell office:value-type="string" calcext:value-type="string">
            <text:p><text:a xlink:href="https://github.com/onnx/onnx/blob/main/docs/Changelog.md#Erf-13" xlink:type="simple">13</text:a>, <text:a xlink:href="https://github.com/onnx/onnx/blob/main/docs/Changelog.md#Erf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Exp" xlink:type="simple">Exp</text:a></text:p>
          </table:table-cell>
          <table:table-cell office:value-type="string" calcext:value-type="string">
            <text:p><text:a xlink:href="https://github.com/onnx/onnx/blob/main/docs/Changelog.md#Exp-13" xlink:type="simple">13</text:a>, <text:a xlink:href="https://github.com/onnx/onnx/blob/main/docs/Changelog.md#Exp-6" xlink:type="simple">6</text:a>, <text:a xlink:href="https://github.com/onnx/onnx/blob/main/docs/Changelog.md#Exp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Expand" xlink:type="simple">Expand</text:a></text:p>
          </table:table-cell>
          <table:table-cell office:value-type="string" calcext:value-type="string">
            <text:p><text:a xlink:href="https://github.com/onnx/onnx/blob/main/docs/Changelog.md#Expand-13" xlink:type="simple">13</text:a>, <text:a xlink:href="https://github.com/onnx/onnx/blob/main/docs/Changelog.md#Expand-8" xlink:type="simple">8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EyeLike" xlink:type="simple">EyeLike</text:a></text:p>
          </table:table-cell>
          <table:table-cell office:value-type="string" calcext:value-type="string">
            <text:p><text:a xlink:href="https://github.com/onnx/onnx/blob/main/docs/Changelog.md#EyeLike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Flatten" xlink:type="simple">Flatten</text:a></text:p>
          </table:table-cell>
          <table:table-cell office:value-type="string" calcext:value-type="string">
            <text:p><text:a xlink:href="https://github.com/onnx/onnx/blob/main/docs/Changelog.md#Flatten-13" xlink:type="simple">13</text:a>, <text:a xlink:href="https://github.com/onnx/onnx/blob/main/docs/Changelog.md#Flatten-11" xlink:type="simple">11</text:a>, <text:a xlink:href="https://github.com/onnx/onnx/blob/main/docs/Changelog.md#Flatten-9" xlink:type="simple">9</text:a>, <text:a xlink:href="https://github.com/onnx/onnx/blob/main/docs/Changelog.md#Flatte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Floor" xlink:type="simple">Floor</text:a></text:p>
          </table:table-cell>
          <table:table-cell office:value-type="string" calcext:value-type="string">
            <text:p><text:a xlink:href="https://github.com/onnx/onnx/blob/main/docs/Changelog.md#Floor-13" xlink:type="simple">13</text:a>, <text:a xlink:href="https://github.com/onnx/onnx/blob/main/docs/Changelog.md#Floor-6" xlink:type="simple">6</text:a>, <text:a xlink:href="https://github.com/onnx/onnx/blob/main/docs/Changelog.md#Floor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RU" xlink:type="simple">GRU</text:a></text:p>
          </table:table-cell>
          <table:table-cell office:value-type="string" calcext:value-type="string">
            <text:p><text:a xlink:href="https://github.com/onnx/onnx/blob/main/docs/Changelog.md#GRU-14" xlink:type="simple">14</text:a>, <text:a xlink:href="https://github.com/onnx/onnx/blob/main/docs/Changelog.md#GRU-7" xlink:type="simple">7</text:a>, <text:a xlink:href="https://github.com/onnx/onnx/blob/main/docs/Changelog.md#GRU-3" xlink:type="simple">3</text:a>, <text:a xlink:href="https://github.com/onnx/onnx/blob/main/docs/Changelog.md#GRU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ather" xlink:type="simple">Gather</text:a></text:p>
          </table:table-cell>
          <table:table-cell office:value-type="string" calcext:value-type="string">
            <text:p><text:a xlink:href="https://github.com/onnx/onnx/blob/main/docs/Changelog.md#Gather-13" xlink:type="simple">13</text:a>, <text:a xlink:href="https://github.com/onnx/onnx/blob/main/docs/Changelog.md#Gather-11" xlink:type="simple">11</text:a>, <text:a xlink:href="https://github.com/onnx/onnx/blob/main/docs/Changelog.md#Gather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atherElements" xlink:type="simple">GatherElements</text:a></text:p>
          </table:table-cell>
          <table:table-cell office:value-type="string" calcext:value-type="string">
            <text:p><text:a xlink:href="https://github.com/onnx/onnx/blob/main/docs/Changelog.md#GatherElements-13" xlink:type="simple">13</text:a>, <text:a xlink:href="https://github.com/onnx/onnx/blob/main/docs/Changelog.md#GatherElements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atherND" xlink:type="simple">GatherND</text:a></text:p>
          </table:table-cell>
          <table:table-cell office:value-type="string" calcext:value-type="string">
            <text:p><text:a xlink:href="https://github.com/onnx/onnx/blob/main/docs/Changelog.md#GatherND-13" xlink:type="simple">13</text:a>, <text:a xlink:href="https://github.com/onnx/onnx/blob/main/docs/Changelog.md#GatherND-12" xlink:type="simple">12</text:a>, <text:a xlink:href="https://github.com/onnx/onnx/blob/main/docs/Changelog.md#GatherND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emm" xlink:type="simple">Gemm</text:a></text:p>
          </table:table-cell>
          <table:table-cell office:value-type="string" calcext:value-type="string">
            <text:p><text:a xlink:href="https://github.com/onnx/onnx/blob/main/docs/Changelog.md#Gemm-13" xlink:type="simple">13</text:a>, <text:a xlink:href="https://github.com/onnx/onnx/blob/main/docs/Changelog.md#Gemm-11" xlink:type="simple">11</text:a>, <text:a xlink:href="https://github.com/onnx/onnx/blob/main/docs/Changelog.md#Gemm-9" xlink:type="simple">9</text:a>, <text:a xlink:href="https://github.com/onnx/onnx/blob/main/docs/Changelog.md#Gemm-7" xlink:type="simple">7</text:a>, <text:a xlink:href="https://github.com/onnx/onnx/blob/main/docs/Changelog.md#Gemm-6" xlink:type="simple">6</text:a>, <text:a xlink:href="https://github.com/onnx/onnx/blob/main/docs/Changelog.md#Gemm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lobalAveragePool" xlink:type="simple">GlobalAveragePool</text:a></text:p>
          </table:table-cell>
          <table:table-cell office:value-type="string" calcext:value-type="string">
            <text:p><text:a xlink:href="https://github.com/onnx/onnx/blob/main/docs/Changelog.md#GlobalAveragePoo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lobalLpPool" xlink:type="simple">GlobalLpPool</text:a></text:p>
          </table:table-cell>
          <table:table-cell office:value-type="string" calcext:value-type="string">
            <text:p><text:a xlink:href="https://github.com/onnx/onnx/blob/main/docs/Changelog.md#GlobalLpPool-2" xlink:type="simple">2</text:a>, <text:a xlink:href="https://github.com/onnx/onnx/blob/main/docs/Changelog.md#GlobalLpPoo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lobalMaxPool" xlink:type="simple">GlobalMaxPool</text:a></text:p>
          </table:table-cell>
          <table:table-cell office:value-type="string" calcext:value-type="string">
            <text:p><text:a xlink:href="https://github.com/onnx/onnx/blob/main/docs/Changelog.md#GlobalMaxPoo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reater" xlink:type="simple">Greater</text:a></text:p>
          </table:table-cell>
          <table:table-cell office:value-type="string" calcext:value-type="string">
            <text:p><text:a xlink:href="https://github.com/onnx/onnx/blob/main/docs/Changelog.md#Greater-13" xlink:type="simple">13</text:a>, <text:a xlink:href="https://github.com/onnx/onnx/blob/main/docs/Changelog.md#Greater-9" xlink:type="simple">9</text:a>, <text:a xlink:href="https://github.com/onnx/onnx/blob/main/docs/Changelog.md#Greater-7" xlink:type="simple">7</text:a>, <text:a xlink:href="https://github.com/onnx/onnx/blob/main/docs/Changelog.md#Greater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ridSample" xlink:type="simple">GridSample</text:a></text:p>
          </table:table-cell>
          <table:table-cell office:value-type="string" calcext:value-type="string">
            <text:p><text:a xlink:href="https://github.com/onnx/onnx/blob/main/docs/Changelog.md#GridSample-16" xlink:type="simple">16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HardSigmoid" xlink:type="simple">HardSigmoid</text:a></text:p>
          </table:table-cell>
          <table:table-cell office:value-type="string" calcext:value-type="string">
            <text:p><text:a xlink:href="https://github.com/onnx/onnx/blob/main/docs/Changelog.md#HardSigmoid-6" xlink:type="simple">6</text:a>, <text:a xlink:href="https://github.com/onnx/onnx/blob/main/docs/Changelog.md#HardSigmoid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Hardmax" xlink:type="simple">Hardmax</text:a></text:p>
          </table:table-cell>
          <table:table-cell office:value-type="string" calcext:value-type="string">
            <text:p><text:a xlink:href="https://github.com/onnx/onnx/blob/main/docs/Changelog.md#Hardmax-13" xlink:type="simple">13</text:a>, <text:a xlink:href="https://github.com/onnx/onnx/blob/main/docs/Changelog.md#Hardmax-11" xlink:type="simple">11</text:a>, <text:a xlink:href="https://github.com/onnx/onnx/blob/main/docs/Changelog.md#Hardmax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Identity" xlink:type="simple">Identity</text:a></text:p>
          </table:table-cell>
          <table:table-cell office:value-type="string" calcext:value-type="string">
            <text:p><text:a xlink:href="https://github.com/onnx/onnx/blob/main/docs/Changelog.md#Identity-16" xlink:type="simple">16</text:a>, <text:a xlink:href="https://github.com/onnx/onnx/blob/main/docs/Changelog.md#Identity-14" xlink:type="simple">14</text:a>, <text:a xlink:href="https://github.com/onnx/onnx/blob/main/docs/Changelog.md#Identity-13" xlink:type="simple">13</text:a>, <text:a xlink:href="https://github.com/onnx/onnx/blob/main/docs/Changelog.md#Identity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If" xlink:type="simple">If</text:a></text:p>
          </table:table-cell>
          <table:table-cell office:value-type="string" calcext:value-type="string">
            <text:p><text:a xlink:href="https://github.com/onnx/onnx/blob/main/docs/Changelog.md#If-16" xlink:type="simple">16</text:a>, <text:a xlink:href="https://github.com/onnx/onnx/blob/main/docs/Changelog.md#If-13" xlink:type="simple">13</text:a>, <text:a xlink:href="https://github.com/onnx/onnx/blob/main/docs/Changelog.md#If-11" xlink:type="simple">11</text:a>, <text:a xlink:href="https://github.com/onnx/onnx/blob/main/docs/Changelog.md#If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InstanceNormalization" xlink:type="simple">InstanceNormalization</text:a></text:p>
          </table:table-cell>
          <table:table-cell office:value-type="string" calcext:value-type="string">
            <text:p><text:a xlink:href="https://github.com/onnx/onnx/blob/main/docs/Changelog.md#InstanceNormalization-6" xlink:type="simple">6</text:a>, <text:a xlink:href="https://github.com/onnx/onnx/blob/main/docs/Changelog.md#InstanceNormalizatio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IsInf" xlink:type="simple">IsInf</text:a></text:p>
          </table:table-cell>
          <table:table-cell office:value-type="string" calcext:value-type="string">
            <text:p><text:a xlink:href="https://github.com/onnx/onnx/blob/main/docs/Changelog.md#IsInf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IsNaN" xlink:type="simple">IsNaN</text:a></text:p>
          </table:table-cell>
          <table:table-cell office:value-type="string" calcext:value-type="string">
            <text:p><text:a xlink:href="https://github.com/onnx/onnx/blob/main/docs/Changelog.md#IsNaN-13" xlink:type="simple">13</text:a>, <text:a xlink:href="https://github.com/onnx/onnx/blob/main/docs/Changelog.md#IsNaN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RN" xlink:type="simple">LRN</text:a></text:p>
          </table:table-cell>
          <table:table-cell office:value-type="string" calcext:value-type="string">
            <text:p><text:a xlink:href="https://github.com/onnx/onnx/blob/main/docs/Changelog.md#LRN-13" xlink:type="simple">13</text:a>, <text:a xlink:href="https://github.com/onnx/onnx/blob/main/docs/Changelog.md#LR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STM" xlink:type="simple">LSTM</text:a></text:p>
          </table:table-cell>
          <table:table-cell office:value-type="string" calcext:value-type="string">
            <text:p><text:a xlink:href="https://github.com/onnx/onnx/blob/main/docs/Changelog.md#LSTM-14" xlink:type="simple">14</text:a>, <text:a xlink:href="https://github.com/onnx/onnx/blob/main/docs/Changelog.md#LSTM-7" xlink:type="simple">7</text:a>, <text:a xlink:href="https://github.com/onnx/onnx/blob/main/docs/Changelog.md#LSTM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eakyRelu" xlink:type="simple">LeakyRelu</text:a></text:p>
          </table:table-cell>
          <table:table-cell office:value-type="string" calcext:value-type="string">
            <text:p><text:a xlink:href="https://github.com/onnx/onnx/blob/main/docs/Changelog.md#LeakyRelu-16" xlink:type="simple">16</text:a>, <text:a xlink:href="https://github.com/onnx/onnx/blob/main/docs/Changelog.md#LeakyRelu-6" xlink:type="simple">6</text:a>, <text:a xlink:href="https://github.com/onnx/onnx/blob/main/docs/Changelog.md#LeakyRelu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ess" xlink:type="simple">Less</text:a></text:p>
          </table:table-cell>
          <table:table-cell office:value-type="string" calcext:value-type="string">
            <text:p><text:a xlink:href="https://github.com/onnx/onnx/blob/main/docs/Changelog.md#Less-13" xlink:type="simple">13</text:a>, <text:a xlink:href="https://github.com/onnx/onnx/blob/main/docs/Changelog.md#Less-9" xlink:type="simple">9</text:a>, <text:a xlink:href="https://github.com/onnx/onnx/blob/main/docs/Changelog.md#Less-7" xlink:type="simple">7</text:a>, <text:a xlink:href="https://github.com/onnx/onnx/blob/main/docs/Changelog.md#Less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og" xlink:type="simple">Log</text:a></text:p>
          </table:table-cell>
          <table:table-cell office:value-type="string" calcext:value-type="string">
            <text:p><text:a xlink:href="https://github.com/onnx/onnx/blob/main/docs/Changelog.md#Log-13" xlink:type="simple">13</text:a>, <text:a xlink:href="https://github.com/onnx/onnx/blob/main/docs/Changelog.md#Log-6" xlink:type="simple">6</text:a>, <text:a xlink:href="https://github.com/onnx/onnx/blob/main/docs/Changelog.md#Log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oop" xlink:type="simple">Loop</text:a></text:p>
          </table:table-cell>
          <table:table-cell office:value-type="string" calcext:value-type="string">
            <text:p><text:a xlink:href="https://github.com/onnx/onnx/blob/main/docs/Changelog.md#Loop-16" xlink:type="simple">16</text:a>, <text:a xlink:href="https://github.com/onnx/onnx/blob/main/docs/Changelog.md#Loop-13" xlink:type="simple">13</text:a>, <text:a xlink:href="https://github.com/onnx/onnx/blob/main/docs/Changelog.md#Loop-11" xlink:type="simple">11</text:a>, <text:a xlink:href="https://github.com/onnx/onnx/blob/main/docs/Changelog.md#Loop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pNormalization" xlink:type="simple">LpNormalization</text:a></text:p>
          </table:table-cell>
          <table:table-cell office:value-type="string" calcext:value-type="string">
            <text:p><text:a xlink:href="https://github.com/onnx/onnx/blob/main/docs/Changelog.md#LpNormalizatio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pPool" xlink:type="simple">LpPool</text:a></text:p>
          </table:table-cell>
          <table:table-cell office:value-type="string" calcext:value-type="string">
            <text:p><text:a xlink:href="https://github.com/onnx/onnx/blob/main/docs/Changelog.md#LpPool-11" xlink:type="simple">11</text:a>, <text:a xlink:href="https://github.com/onnx/onnx/blob/main/docs/Changelog.md#LpPool-2" xlink:type="simple">2</text:a>, <text:a xlink:href="https://github.com/onnx/onnx/blob/main/docs/Changelog.md#LpPoo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atMul" xlink:type="simple">MatMul</text:a></text:p>
          </table:table-cell>
          <table:table-cell office:value-type="string" calcext:value-type="string">
            <text:p><text:a xlink:href="https://github.com/onnx/onnx/blob/main/docs/Changelog.md#MatMul-13" xlink:type="simple">13</text:a>, <text:a xlink:href="https://github.com/onnx/onnx/blob/main/docs/Changelog.md#MatMul-9" xlink:type="simple">9</text:a>, <text:a xlink:href="https://github.com/onnx/onnx/blob/main/docs/Changelog.md#MatMu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atMulInteger" xlink:type="simple">MatMulInteger</text:a></text:p>
          </table:table-cell>
          <table:table-cell office:value-type="string" calcext:value-type="string">
            <text:p><text:a xlink:href="https://github.com/onnx/onnx/blob/main/docs/Changelog.md#MatMulInteger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ax" xlink:type="simple">Max</text:a></text:p>
          </table:table-cell>
          <table:table-cell office:value-type="string" calcext:value-type="string">
            <text:p><text:a xlink:href="https://github.com/onnx/onnx/blob/main/docs/Changelog.md#Max-13" xlink:type="simple">13</text:a>, <text:a xlink:href="https://github.com/onnx/onnx/blob/main/docs/Changelog.md#Max-12" xlink:type="simple">12</text:a>, <text:a xlink:href="https://github.com/onnx/onnx/blob/main/docs/Changelog.md#Max-8" xlink:type="simple">8</text:a>, <text:a xlink:href="https://github.com/onnx/onnx/blob/main/docs/Changelog.md#Max-6" xlink:type="simple">6</text:a>, <text:a xlink:href="https://github.com/onnx/onnx/blob/main/docs/Changelog.md#Max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axPool" xlink:type="simple">MaxPool</text:a></text:p>
          </table:table-cell>
          <table:table-cell office:value-type="string" calcext:value-type="string">
            <text:p><text:a xlink:href="https://github.com/onnx/onnx/blob/main/docs/Changelog.md#MaxPool-12" xlink:type="simple">12</text:a>, <text:a xlink:href="https://github.com/onnx/onnx/blob/main/docs/Changelog.md#MaxPool-11" xlink:type="simple">11</text:a>, <text:a xlink:href="https://github.com/onnx/onnx/blob/main/docs/Changelog.md#MaxPool-10" xlink:type="simple">10</text:a>, <text:a xlink:href="https://github.com/onnx/onnx/blob/main/docs/Changelog.md#MaxPool-8" xlink:type="simple">8</text:a>, <text:a xlink:href="https://github.com/onnx/onnx/blob/main/docs/Changelog.md#MaxPoo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axRoiPool" xlink:type="simple">MaxRoiPool</text:a></text:p>
          </table:table-cell>
          <table:table-cell office:value-type="string" calcext:value-type="string">
            <text:p><text:a xlink:href="https://github.com/onnx/onnx/blob/main/docs/Changelog.md#MaxRoiPoo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axUnpool" xlink:type="simple">MaxUnpool</text:a></text:p>
          </table:table-cell>
          <table:table-cell office:value-type="string" calcext:value-type="string">
            <text:p><text:a xlink:href="https://github.com/onnx/onnx/blob/main/docs/Changelog.md#MaxUnpool-11" xlink:type="simple">11</text:a>, <text:a xlink:href="https://github.com/onnx/onnx/blob/main/docs/Changelog.md#MaxUnpool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ean" xlink:type="simple">Mean</text:a></text:p>
          </table:table-cell>
          <table:table-cell office:value-type="string" calcext:value-type="string">
            <text:p><text:a xlink:href="https://github.com/onnx/onnx/blob/main/docs/Changelog.md#Mean-13" xlink:type="simple">13</text:a>, <text:a xlink:href="https://github.com/onnx/onnx/blob/main/docs/Changelog.md#Mean-8" xlink:type="simple">8</text:a>, <text:a xlink:href="https://github.com/onnx/onnx/blob/main/docs/Changelog.md#Mean-6" xlink:type="simple">6</text:a>, <text:a xlink:href="https://github.com/onnx/onnx/blob/main/docs/Changelog.md#Mea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in" xlink:type="simple">Min</text:a></text:p>
          </table:table-cell>
          <table:table-cell office:value-type="string" calcext:value-type="string">
            <text:p><text:a xlink:href="https://github.com/onnx/onnx/blob/main/docs/Changelog.md#Min-13" xlink:type="simple">13</text:a>, <text:a xlink:href="https://github.com/onnx/onnx/blob/main/docs/Changelog.md#Min-12" xlink:type="simple">12</text:a>, <text:a xlink:href="https://github.com/onnx/onnx/blob/main/docs/Changelog.md#Min-8" xlink:type="simple">8</text:a>, <text:a xlink:href="https://github.com/onnx/onnx/blob/main/docs/Changelog.md#Min-6" xlink:type="simple">6</text:a>, <text:a xlink:href="https://github.com/onnx/onnx/blob/main/docs/Changelog.md#Mi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od" xlink:type="simple">Mod</text:a></text:p>
          </table:table-cell>
          <table:table-cell office:value-type="string" calcext:value-type="string">
            <text:p><text:a xlink:href="https://github.com/onnx/onnx/blob/main/docs/Changelog.md#Mod-13" xlink:type="simple">13</text:a>, <text:a xlink:href="https://github.com/onnx/onnx/blob/main/docs/Changelog.md#Mod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ul" xlink:type="simple">Mul</text:a></text:p>
          </table:table-cell>
          <table:table-cell office:value-type="string" calcext:value-type="string">
            <text:p><text:a xlink:href="https://github.com/onnx/onnx/blob/main/docs/Changelog.md#Mul-14" xlink:type="simple">14</text:a>, <text:a xlink:href="https://github.com/onnx/onnx/blob/main/docs/Changelog.md#Mul-13" xlink:type="simple">13</text:a>, <text:a xlink:href="https://github.com/onnx/onnx/blob/main/docs/Changelog.md#Mul-7" xlink:type="simple">7</text:a>, <text:a xlink:href="https://github.com/onnx/onnx/blob/main/docs/Changelog.md#Mul-6" xlink:type="simple">6</text:a>, <text:a xlink:href="https://github.com/onnx/onnx/blob/main/docs/Changelog.md#Mu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ultinomial" xlink:type="simple">Multinomial</text:a></text:p>
          </table:table-cell>
          <table:table-cell office:value-type="string" calcext:value-type="string">
            <text:p><text:a xlink:href="https://github.com/onnx/onnx/blob/main/docs/Changelog.md#Multinomial-7" xlink:type="simple">7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Neg" xlink:type="simple">Neg</text:a></text:p>
          </table:table-cell>
          <table:table-cell office:value-type="string" calcext:value-type="string">
            <text:p><text:a xlink:href="https://github.com/onnx/onnx/blob/main/docs/Changelog.md#Neg-13" xlink:type="simple">13</text:a>, <text:a xlink:href="https://github.com/onnx/onnx/blob/main/docs/Changelog.md#Neg-6" xlink:type="simple">6</text:a>, <text:a xlink:href="https://github.com/onnx/onnx/blob/main/docs/Changelog.md#Neg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NonMaxSuppression" xlink:type="simple">NonMaxSuppression</text:a></text:p>
          </table:table-cell>
          <table:table-cell office:value-type="string" calcext:value-type="string">
            <text:p><text:a xlink:href="https://github.com/onnx/onnx/blob/main/docs/Changelog.md#NonMaxSuppression-11" xlink:type="simple">11</text:a>, <text:a xlink:href="https://github.com/onnx/onnx/blob/main/docs/Changelog.md#NonMaxSuppression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NonZero" xlink:type="simple">NonZero</text:a></text:p>
          </table:table-cell>
          <table:table-cell office:value-type="string" calcext:value-type="string">
            <text:p><text:a xlink:href="https://github.com/onnx/onnx/blob/main/docs/Changelog.md#NonZero-13" xlink:type="simple">13</text:a>, <text:a xlink:href="https://github.com/onnx/onnx/blob/main/docs/Changelog.md#NonZero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Not" xlink:type="simple">Not</text:a></text:p>
          </table:table-cell>
          <table:table-cell office:value-type="string" calcext:value-type="string">
            <text:p><text:a xlink:href="https://github.com/onnx/onnx/blob/main/docs/Changelog.md#Not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OneHot" xlink:type="simple">OneHot</text:a></text:p>
          </table:table-cell>
          <table:table-cell office:value-type="string" calcext:value-type="string">
            <text:p><text:a xlink:href="https://github.com/onnx/onnx/blob/main/docs/Changelog.md#OneHot-11" xlink:type="simple">11</text:a>, <text:a xlink:href="https://github.com/onnx/onnx/blob/main/docs/Changelog.md#OneHot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Optional" xlink:type="simple">Optional</text:a></text:p>
          </table:table-cell>
          <table:table-cell office:value-type="string" calcext:value-type="string">
            <text:p><text:a xlink:href="https://github.com/onnx/onnx/blob/main/docs/Changelog.md#Optional-15" xlink:type="simple">15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OptionalGetElement" xlink:type="simple">OptionalGetElement</text:a></text:p>
          </table:table-cell>
          <table:table-cell office:value-type="string" calcext:value-type="string">
            <text:p><text:a xlink:href="https://github.com/onnx/onnx/blob/main/docs/Changelog.md#OptionalGetElement-15" xlink:type="simple">15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OptionalHasElement" xlink:type="simple">OptionalHasElement</text:a></text:p>
          </table:table-cell>
          <table:table-cell office:value-type="string" calcext:value-type="string">
            <text:p><text:a xlink:href="https://github.com/onnx/onnx/blob/main/docs/Changelog.md#OptionalHasElement-15" xlink:type="simple">15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Or" xlink:type="simple">Or</text:a></text:p>
          </table:table-cell>
          <table:table-cell office:value-type="string" calcext:value-type="string">
            <text:p><text:a xlink:href="https://github.com/onnx/onnx/blob/main/docs/Changelog.md#Or-7" xlink:type="simple">7</text:a>, <text:a xlink:href="https://github.com/onnx/onnx/blob/main/docs/Changelog.md#Or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PRelu" xlink:type="simple">PRelu</text:a></text:p>
          </table:table-cell>
          <table:table-cell office:value-type="string" calcext:value-type="string">
            <text:p><text:a xlink:href="https://github.com/onnx/onnx/blob/main/docs/Changelog.md#PRelu-16" xlink:type="simple">16</text:a>, <text:a xlink:href="https://github.com/onnx/onnx/blob/main/docs/Changelog.md#PRelu-9" xlink:type="simple">9</text:a>, <text:a xlink:href="https://github.com/onnx/onnx/blob/main/docs/Changelog.md#PRelu-7" xlink:type="simple">7</text:a>, <text:a xlink:href="https://github.com/onnx/onnx/blob/main/docs/Changelog.md#PRelu-6" xlink:type="simple">6</text:a>, <text:a xlink:href="https://github.com/onnx/onnx/blob/main/docs/Changelog.md#PRelu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Pad" xlink:type="simple">Pad</text:a></text:p>
          </table:table-cell>
          <table:table-cell office:value-type="string" calcext:value-type="string">
            <text:p><text:a xlink:href="https://github.com/onnx/onnx/blob/main/docs/Changelog.md#Pad-13" xlink:type="simple">13</text:a>, <text:a xlink:href="https://github.com/onnx/onnx/blob/main/docs/Changelog.md#Pad-11" xlink:type="simple">11</text:a>, <text:a xlink:href="https://github.com/onnx/onnx/blob/main/docs/Changelog.md#Pad-2" xlink:type="simple">2</text:a>, <text:a xlink:href="https://github.com/onnx/onnx/blob/main/docs/Changelog.md#Pad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Pow" xlink:type="simple">Pow</text:a></text:p>
          </table:table-cell>
          <table:table-cell office:value-type="string" calcext:value-type="string">
            <text:p><text:a xlink:href="https://github.com/onnx/onnx/blob/main/docs/Changelog.md#Pow-15" xlink:type="simple">15</text:a>, <text:a xlink:href="https://github.com/onnx/onnx/blob/main/docs/Changelog.md#Pow-13" xlink:type="simple">13</text:a>, <text:a xlink:href="https://github.com/onnx/onnx/blob/main/docs/Changelog.md#Pow-12" xlink:type="simple">12</text:a>, <text:a xlink:href="https://github.com/onnx/onnx/blob/main/docs/Changelog.md#Pow-7" xlink:type="simple">7</text:a>, <text:a xlink:href="https://github.com/onnx/onnx/blob/main/docs/Changelog.md#Pow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QLinearConv" xlink:type="simple">QLinearConv</text:a></text:p>
          </table:table-cell>
          <table:table-cell office:value-type="string" calcext:value-type="string">
            <text:p><text:a xlink:href="https://github.com/onnx/onnx/blob/main/docs/Changelog.md#QLinearConv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QLinearMatMul" xlink:type="simple">QLinearMatMul</text:a></text:p>
          </table:table-cell>
          <table:table-cell office:value-type="string" calcext:value-type="string">
            <text:p><text:a xlink:href="https://github.com/onnx/onnx/blob/main/docs/Changelog.md#QLinearMatMul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QuantizeLinear" xlink:type="simple">QuantizeLinear</text:a></text:p>
          </table:table-cell>
          <table:table-cell office:value-type="string" calcext:value-type="string">
            <text:p><text:a xlink:href="https://github.com/onnx/onnx/blob/main/docs/Changelog.md#QuantizeLinear-13" xlink:type="simple">13</text:a>, <text:a xlink:href="https://github.com/onnx/onnx/blob/main/docs/Changelog.md#QuantizeLinear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NN" xlink:type="simple">RNN</text:a></text:p>
          </table:table-cell>
          <table:table-cell office:value-type="string" calcext:value-type="string">
            <text:p><text:a xlink:href="https://github.com/onnx/onnx/blob/main/docs/Changelog.md#RNN-14" xlink:type="simple">14</text:a>, <text:a xlink:href="https://github.com/onnx/onnx/blob/main/docs/Changelog.md#RNN-7" xlink:type="simple">7</text:a>, <text:a xlink:href="https://github.com/onnx/onnx/blob/main/docs/Changelog.md#RN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andomNormal" xlink:type="simple">RandomNormal</text:a></text:p>
          </table:table-cell>
          <table:table-cell office:value-type="string" calcext:value-type="string">
            <text:p><text:a xlink:href="https://github.com/onnx/onnx/blob/main/docs/Changelog.md#RandomNorma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andomNormalLike" xlink:type="simple">RandomNormalLike</text:a></text:p>
          </table:table-cell>
          <table:table-cell office:value-type="string" calcext:value-type="string">
            <text:p><text:a xlink:href="https://github.com/onnx/onnx/blob/main/docs/Changelog.md#RandomNormalLik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andomUniform" xlink:type="simple">RandomUniform</text:a></text:p>
          </table:table-cell>
          <table:table-cell office:value-type="string" calcext:value-type="string">
            <text:p><text:a xlink:href="https://github.com/onnx/onnx/blob/main/docs/Changelog.md#RandomUniform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andomUniformLike" xlink:type="simple">RandomUniformLike</text:a></text:p>
          </table:table-cell>
          <table:table-cell office:value-type="string" calcext:value-type="string">
            <text:p><text:a xlink:href="https://github.com/onnx/onnx/blob/main/docs/Changelog.md#RandomUniformLik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ciprocal" xlink:type="simple">Reciprocal</text:a></text:p>
          </table:table-cell>
          <table:table-cell office:value-type="string" calcext:value-type="string">
            <text:p><text:a xlink:href="https://github.com/onnx/onnx/blob/main/docs/Changelog.md#Reciprocal-13" xlink:type="simple">13</text:a>, <text:a xlink:href="https://github.com/onnx/onnx/blob/main/docs/Changelog.md#Reciprocal-6" xlink:type="simple">6</text:a>, <text:a xlink:href="https://github.com/onnx/onnx/blob/main/docs/Changelog.md#Reciprocal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L1" xlink:type="simple">ReduceL1</text:a></text:p>
          </table:table-cell>
          <table:table-cell office:value-type="string" calcext:value-type="string">
            <text:p><text:a xlink:href="https://github.com/onnx/onnx/blob/main/docs/Changelog.md#ReduceL1-13" xlink:type="simple">13</text:a>, <text:a xlink:href="https://github.com/onnx/onnx/blob/main/docs/Changelog.md#ReduceL1-11" xlink:type="simple">11</text:a>, <text:a xlink:href="https://github.com/onnx/onnx/blob/main/docs/Changelog.md#ReduceL1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L2" xlink:type="simple">ReduceL2</text:a></text:p>
          </table:table-cell>
          <table:table-cell office:value-type="string" calcext:value-type="string">
            <text:p><text:a xlink:href="https://github.com/onnx/onnx/blob/main/docs/Changelog.md#ReduceL2-13" xlink:type="simple">13</text:a>, <text:a xlink:href="https://github.com/onnx/onnx/blob/main/docs/Changelog.md#ReduceL2-11" xlink:type="simple">11</text:a>, <text:a xlink:href="https://github.com/onnx/onnx/blob/main/docs/Changelog.md#ReduceL2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LogSum" xlink:type="simple">ReduceLogSum</text:a></text:p>
          </table:table-cell>
          <table:table-cell office:value-type="string" calcext:value-type="string">
            <text:p><text:a xlink:href="https://github.com/onnx/onnx/blob/main/docs/Changelog.md#ReduceLogSum-13" xlink:type="simple">13</text:a>, <text:a xlink:href="https://github.com/onnx/onnx/blob/main/docs/Changelog.md#ReduceLogSum-11" xlink:type="simple">11</text:a>, <text:a xlink:href="https://github.com/onnx/onnx/blob/main/docs/Changelog.md#ReduceLogSum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LogSumExp" xlink:type="simple">ReduceLogSumExp</text:a></text:p>
          </table:table-cell>
          <table:table-cell office:value-type="string" calcext:value-type="string">
            <text:p><text:a xlink:href="https://github.com/onnx/onnx/blob/main/docs/Changelog.md#ReduceLogSumExp-13" xlink:type="simple">13</text:a>, <text:a xlink:href="https://github.com/onnx/onnx/blob/main/docs/Changelog.md#ReduceLogSumExp-11" xlink:type="simple">11</text:a>, <text:a xlink:href="https://github.com/onnx/onnx/blob/main/docs/Changelog.md#ReduceLogSumExp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Max" xlink:type="simple">ReduceMax</text:a></text:p>
          </table:table-cell>
          <table:table-cell office:value-type="string" calcext:value-type="string">
            <text:p><text:a xlink:href="https://github.com/onnx/onnx/blob/main/docs/Changelog.md#ReduceMax-13" xlink:type="simple">13</text:a>, <text:a xlink:href="https://github.com/onnx/onnx/blob/main/docs/Changelog.md#ReduceMax-12" xlink:type="simple">12</text:a>, <text:a xlink:href="https://github.com/onnx/onnx/blob/main/docs/Changelog.md#ReduceMax-11" xlink:type="simple">11</text:a>, <text:a xlink:href="https://github.com/onnx/onnx/blob/main/docs/Changelog.md#ReduceMax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Mean" xlink:type="simple">ReduceMean</text:a></text:p>
          </table:table-cell>
          <table:table-cell office:value-type="string" calcext:value-type="string">
            <text:p><text:a xlink:href="https://github.com/onnx/onnx/blob/main/docs/Changelog.md#ReduceMean-13" xlink:type="simple">13</text:a>, <text:a xlink:href="https://github.com/onnx/onnx/blob/main/docs/Changelog.md#ReduceMean-11" xlink:type="simple">11</text:a>, <text:a xlink:href="https://github.com/onnx/onnx/blob/main/docs/Changelog.md#ReduceMea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Min" xlink:type="simple">ReduceMin</text:a></text:p>
          </table:table-cell>
          <table:table-cell office:value-type="string" calcext:value-type="string">
            <text:p><text:a xlink:href="https://github.com/onnx/onnx/blob/main/docs/Changelog.md#ReduceMin-13" xlink:type="simple">13</text:a>, <text:a xlink:href="https://github.com/onnx/onnx/blob/main/docs/Changelog.md#ReduceMin-12" xlink:type="simple">12</text:a>, <text:a xlink:href="https://github.com/onnx/onnx/blob/main/docs/Changelog.md#ReduceMin-11" xlink:type="simple">11</text:a>, <text:a xlink:href="https://github.com/onnx/onnx/blob/main/docs/Changelog.md#ReduceMi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Prod" xlink:type="simple">ReduceProd</text:a></text:p>
          </table:table-cell>
          <table:table-cell office:value-type="string" calcext:value-type="string">
            <text:p><text:a xlink:href="https://github.com/onnx/onnx/blob/main/docs/Changelog.md#ReduceProd-13" xlink:type="simple">13</text:a>, <text:a xlink:href="https://github.com/onnx/onnx/blob/main/docs/Changelog.md#ReduceProd-11" xlink:type="simple">11</text:a>, <text:a xlink:href="https://github.com/onnx/onnx/blob/main/docs/Changelog.md#ReduceProd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Sum" xlink:type="simple">ReduceSum</text:a></text:p>
          </table:table-cell>
          <table:table-cell office:value-type="string" calcext:value-type="string">
            <text:p><text:a xlink:href="https://github.com/onnx/onnx/blob/main/docs/Changelog.md#ReduceSum-13" xlink:type="simple">13</text:a>, <text:a xlink:href="https://github.com/onnx/onnx/blob/main/docs/Changelog.md#ReduceSum-11" xlink:type="simple">11</text:a>, <text:a xlink:href="https://github.com/onnx/onnx/blob/main/docs/Changelog.md#ReduceSum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duceSumSquare" xlink:type="simple">ReduceSumSquare</text:a></text:p>
          </table:table-cell>
          <table:table-cell office:value-type="string" calcext:value-type="string">
            <text:p><text:a xlink:href="https://github.com/onnx/onnx/blob/main/docs/Changelog.md#ReduceSumSquare-13" xlink:type="simple">13</text:a>, <text:a xlink:href="https://github.com/onnx/onnx/blob/main/docs/Changelog.md#ReduceSumSquare-11" xlink:type="simple">11</text:a>, <text:a xlink:href="https://github.com/onnx/onnx/blob/main/docs/Changelog.md#ReduceSumSquar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lu" xlink:type="simple">Relu</text:a></text:p>
          </table:table-cell>
          <table:table-cell office:value-type="string" calcext:value-type="string">
            <text:p><text:a xlink:href="https://github.com/onnx/onnx/blob/main/docs/Changelog.md#Relu-14" xlink:type="simple">14</text:a>, <text:a xlink:href="https://github.com/onnx/onnx/blob/main/docs/Changelog.md#Relu-13" xlink:type="simple">13</text:a>, <text:a xlink:href="https://github.com/onnx/onnx/blob/main/docs/Changelog.md#Relu-6" xlink:type="simple">6</text:a>, <text:a xlink:href="https://github.com/onnx/onnx/blob/main/docs/Changelog.md#Relu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shape" xlink:type="simple">Reshape</text:a></text:p>
          </table:table-cell>
          <table:table-cell office:value-type="string" calcext:value-type="string">
            <text:p><text:a xlink:href="https://github.com/onnx/onnx/blob/main/docs/Changelog.md#Reshape-14" xlink:type="simple">14</text:a>, <text:a xlink:href="https://github.com/onnx/onnx/blob/main/docs/Changelog.md#Reshape-13" xlink:type="simple">13</text:a>, <text:a xlink:href="https://github.com/onnx/onnx/blob/main/docs/Changelog.md#Reshape-5" xlink:type="simple">5</text:a>, <text:a xlink:href="https://github.com/onnx/onnx/blob/main/docs/Changelog.md#Reshap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size" xlink:type="simple">Resize</text:a></text:p>
          </table:table-cell>
          <table:table-cell office:value-type="string" calcext:value-type="string">
            <text:p><text:a xlink:href="https://github.com/onnx/onnx/blob/main/docs/Changelog.md#Resize-13" xlink:type="simple">13</text:a>, <text:a xlink:href="https://github.com/onnx/onnx/blob/main/docs/Changelog.md#Resize-11" xlink:type="simple">11</text:a>, <text:a xlink:href="https://github.com/onnx/onnx/blob/main/docs/Changelog.md#Resize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everseSequence" xlink:type="simple">ReverseSequence</text:a></text:p>
          </table:table-cell>
          <table:table-cell office:value-type="string" calcext:value-type="string">
            <text:p><text:a xlink:href="https://github.com/onnx/onnx/blob/main/docs/Changelog.md#ReverseSequence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oiAlign" xlink:type="simple">RoiAlign</text:a></text:p>
          </table:table-cell>
          <table:table-cell office:value-type="string" calcext:value-type="string">
            <text:p><text:a xlink:href="https://github.com/onnx/onnx/blob/main/docs/Changelog.md#RoiAlign-16" xlink:type="simple">16</text:a>, <text:a xlink:href="https://github.com/onnx/onnx/blob/main/docs/Changelog.md#RoiAlign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ound" xlink:type="simple">Round</text:a></text:p>
          </table:table-cell>
          <table:table-cell office:value-type="string" calcext:value-type="string">
            <text:p><text:a xlink:href="https://github.com/onnx/onnx/blob/main/docs/Changelog.md#Round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can" xlink:type="simple">Scan</text:a></text:p>
          </table:table-cell>
          <table:table-cell office:value-type="string" calcext:value-type="string">
            <text:p><text:a xlink:href="https://github.com/onnx/onnx/blob/main/docs/Changelog.md#Scan-16" xlink:type="simple">16</text:a>, <text:a xlink:href="https://github.com/onnx/onnx/blob/main/docs/Changelog.md#Scan-11" xlink:type="simple">11</text:a>, <text:a xlink:href="https://github.com/onnx/onnx/blob/main/docs/Changelog.md#Scan-9" xlink:type="simple">9</text:a>, <text:a xlink:href="https://github.com/onnx/onnx/blob/main/docs/Changelog.md#Scan-8" xlink:type="simple">8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catter" xlink:type="simple">Scatter</text:a> (deprecated)</text:p>
          </table:table-cell>
          <table:table-cell office:value-type="string" calcext:value-type="string">
            <text:p><text:a xlink:href="https://github.com/onnx/onnx/blob/main/docs/Changelog.md#Scatter-11" xlink:type="simple">11</text:a>, <text:a xlink:href="https://github.com/onnx/onnx/blob/main/docs/Changelog.md#Scatter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catterElements" xlink:type="simple">ScatterElements</text:a></text:p>
          </table:table-cell>
          <table:table-cell office:value-type="string" calcext:value-type="string">
            <text:p><text:a xlink:href="https://github.com/onnx/onnx/blob/main/docs/Changelog.md#ScatterElements-16" xlink:type="simple">16</text:a>, <text:a xlink:href="https://github.com/onnx/onnx/blob/main/docs/Changelog.md#ScatterElements-13" xlink:type="simple">13</text:a>, <text:a xlink:href="https://github.com/onnx/onnx/blob/main/docs/Changelog.md#ScatterElements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catterND" xlink:type="simple">ScatterND</text:a></text:p>
          </table:table-cell>
          <table:table-cell office:value-type="string" calcext:value-type="string">
            <text:p><text:a xlink:href="https://github.com/onnx/onnx/blob/main/docs/Changelog.md#ScatterND-16" xlink:type="simple">16</text:a>, <text:a xlink:href="https://github.com/onnx/onnx/blob/main/docs/Changelog.md#ScatterND-13" xlink:type="simple">13</text:a>, <text:a xlink:href="https://github.com/onnx/onnx/blob/main/docs/Changelog.md#ScatterND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elu" xlink:type="simple">Selu</text:a></text:p>
          </table:table-cell>
          <table:table-cell office:value-type="string" calcext:value-type="string">
            <text:p><text:a xlink:href="https://github.com/onnx/onnx/blob/main/docs/Changelog.md#Selu-6" xlink:type="simple">6</text:a>, <text:a xlink:href="https://github.com/onnx/onnx/blob/main/docs/Changelog.md#Selu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equenceAt" xlink:type="simple">SequenceAt</text:a></text:p>
          </table:table-cell>
          <table:table-cell office:value-type="string" calcext:value-type="string">
            <text:p><text:a xlink:href="https://github.com/onnx/onnx/blob/main/docs/Changelog.md#SequenceAt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equenceConstruct" xlink:type="simple">SequenceConstruct</text:a></text:p>
          </table:table-cell>
          <table:table-cell office:value-type="string" calcext:value-type="string">
            <text:p><text:a xlink:href="https://github.com/onnx/onnx/blob/main/docs/Changelog.md#SequenceConstruct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equenceEmpty" xlink:type="simple">SequenceEmpty</text:a></text:p>
          </table:table-cell>
          <table:table-cell office:value-type="string" calcext:value-type="string">
            <text:p><text:a xlink:href="https://github.com/onnx/onnx/blob/main/docs/Changelog.md#SequenceEmpty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equenceErase" xlink:type="simple">SequenceErase</text:a></text:p>
          </table:table-cell>
          <table:table-cell office:value-type="string" calcext:value-type="string">
            <text:p><text:a xlink:href="https://github.com/onnx/onnx/blob/main/docs/Changelog.md#SequenceErase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equenceInsert" xlink:type="simple">SequenceInsert</text:a></text:p>
          </table:table-cell>
          <table:table-cell office:value-type="string" calcext:value-type="string">
            <text:p><text:a xlink:href="https://github.com/onnx/onnx/blob/main/docs/Changelog.md#SequenceInsert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equenceLength" xlink:type="simple">SequenceLength</text:a></text:p>
          </table:table-cell>
          <table:table-cell office:value-type="string" calcext:value-type="string">
            <text:p><text:a xlink:href="https://github.com/onnx/onnx/blob/main/docs/Changelog.md#SequenceLength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hape" xlink:type="simple">Shape</text:a></text:p>
          </table:table-cell>
          <table:table-cell office:value-type="string" calcext:value-type="string">
            <text:p><text:a xlink:href="https://github.com/onnx/onnx/blob/main/docs/Changelog.md#Shape-15" xlink:type="simple">15</text:a>, <text:a xlink:href="https://github.com/onnx/onnx/blob/main/docs/Changelog.md#Shape-13" xlink:type="simple">13</text:a>, <text:a xlink:href="https://github.com/onnx/onnx/blob/main/docs/Changelog.md#Shap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hrink" xlink:type="simple">Shrink</text:a></text:p>
          </table:table-cell>
          <table:table-cell office:value-type="string" calcext:value-type="string">
            <text:p><text:a xlink:href="https://github.com/onnx/onnx/blob/main/docs/Changelog.md#Shrink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igmoid" xlink:type="simple">Sigmoid</text:a></text:p>
          </table:table-cell>
          <table:table-cell office:value-type="string" calcext:value-type="string">
            <text:p><text:a xlink:href="https://github.com/onnx/onnx/blob/main/docs/Changelog.md#Sigmoid-13" xlink:type="simple">13</text:a>, <text:a xlink:href="https://github.com/onnx/onnx/blob/main/docs/Changelog.md#Sigmoid-6" xlink:type="simple">6</text:a>, <text:a xlink:href="https://github.com/onnx/onnx/blob/main/docs/Changelog.md#Sigmoid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ign" xlink:type="simple">Sign</text:a></text:p>
          </table:table-cell>
          <table:table-cell office:value-type="string" calcext:value-type="string">
            <text:p><text:a xlink:href="https://github.com/onnx/onnx/blob/main/docs/Changelog.md#Sign-13" xlink:type="simple">13</text:a>, <text:a xlink:href="https://github.com/onnx/onnx/blob/main/docs/Changelog.md#Sign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in" xlink:type="simple">Sin</text:a></text:p>
          </table:table-cell>
          <table:table-cell office:value-type="string" calcext:value-type="string">
            <text:p><text:a xlink:href="https://github.com/onnx/onnx/blob/main/docs/Changelog.md#Sin-7" xlink:type="simple">7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inh" xlink:type="simple">Sinh</text:a></text:p>
          </table:table-cell>
          <table:table-cell office:value-type="string" calcext:value-type="string">
            <text:p><text:a xlink:href="https://github.com/onnx/onnx/blob/main/docs/Changelog.md#Sinh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ize" xlink:type="simple">Size</text:a></text:p>
          </table:table-cell>
          <table:table-cell office:value-type="string" calcext:value-type="string">
            <text:p><text:a xlink:href="https://github.com/onnx/onnx/blob/main/docs/Changelog.md#Size-13" xlink:type="simple">13</text:a>, <text:a xlink:href="https://github.com/onnx/onnx/blob/main/docs/Changelog.md#Siz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lice" xlink:type="simple">Slice</text:a></text:p>
          </table:table-cell>
          <table:table-cell office:value-type="string" calcext:value-type="string">
            <text:p><text:a xlink:href="https://github.com/onnx/onnx/blob/main/docs/Changelog.md#Slice-13" xlink:type="simple">13</text:a>, <text:a xlink:href="https://github.com/onnx/onnx/blob/main/docs/Changelog.md#Slice-11" xlink:type="simple">11</text:a>, <text:a xlink:href="https://github.com/onnx/onnx/blob/main/docs/Changelog.md#Slice-10" xlink:type="simple">10</text:a>, <text:a xlink:href="https://github.com/onnx/onnx/blob/main/docs/Changelog.md#Slic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oftplus" xlink:type="simple">Softplus</text:a></text:p>
          </table:table-cell>
          <table:table-cell office:value-type="string" calcext:value-type="string">
            <text:p><text:a xlink:href="https://github.com/onnx/onnx/blob/main/docs/Changelog.md#Softplus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oftsign" xlink:type="simple">Softsign</text:a></text:p>
          </table:table-cell>
          <table:table-cell office:value-type="string" calcext:value-type="string">
            <text:p><text:a xlink:href="https://github.com/onnx/onnx/blob/main/docs/Changelog.md#Softsign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paceToDepth" xlink:type="simple">SpaceToDepth</text:a></text:p>
          </table:table-cell>
          <table:table-cell office:value-type="string" calcext:value-type="string">
            <text:p><text:a xlink:href="https://github.com/onnx/onnx/blob/main/docs/Changelog.md#SpaceToDepth-13" xlink:type="simple">13</text:a>, <text:a xlink:href="https://github.com/onnx/onnx/blob/main/docs/Changelog.md#SpaceToDepth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plit" xlink:type="simple">Split</text:a></text:p>
          </table:table-cell>
          <table:table-cell office:value-type="string" calcext:value-type="string">
            <text:p><text:a xlink:href="https://github.com/onnx/onnx/blob/main/docs/Changelog.md#Split-13" xlink:type="simple">13</text:a>, <text:a xlink:href="https://github.com/onnx/onnx/blob/main/docs/Changelog.md#Split-11" xlink:type="simple">11</text:a>, <text:a xlink:href="https://github.com/onnx/onnx/blob/main/docs/Changelog.md#Split-2" xlink:type="simple">2</text:a>, <text:a xlink:href="https://github.com/onnx/onnx/blob/main/docs/Changelog.md#Split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plitToSequence" xlink:type="simple">SplitToSequence</text:a></text:p>
          </table:table-cell>
          <table:table-cell office:value-type="string" calcext:value-type="string">
            <text:p><text:a xlink:href="https://github.com/onnx/onnx/blob/main/docs/Changelog.md#SplitToSequence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qrt" xlink:type="simple">Sqrt</text:a></text:p>
          </table:table-cell>
          <table:table-cell office:value-type="string" calcext:value-type="string">
            <text:p><text:a xlink:href="https://github.com/onnx/onnx/blob/main/docs/Changelog.md#Sqrt-13" xlink:type="simple">13</text:a>, <text:a xlink:href="https://github.com/onnx/onnx/blob/main/docs/Changelog.md#Sqrt-6" xlink:type="simple">6</text:a>, <text:a xlink:href="https://github.com/onnx/onnx/blob/main/docs/Changelog.md#Sqrt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queeze" xlink:type="simple">Squeeze</text:a></text:p>
          </table:table-cell>
          <table:table-cell office:value-type="string" calcext:value-type="string">
            <text:p><text:a xlink:href="https://github.com/onnx/onnx/blob/main/docs/Changelog.md#Squeeze-13" xlink:type="simple">13</text:a>, <text:a xlink:href="https://github.com/onnx/onnx/blob/main/docs/Changelog.md#Squeeze-11" xlink:type="simple">11</text:a>, <text:a xlink:href="https://github.com/onnx/onnx/blob/main/docs/Changelog.md#Squeez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tringNormalizer" xlink:type="simple">StringNormalizer</text:a></text:p>
          </table:table-cell>
          <table:table-cell office:value-type="string" calcext:value-type="string">
            <text:p><text:a xlink:href="https://github.com/onnx/onnx/blob/main/docs/Changelog.md#StringNormalizer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ub" xlink:type="simple">Sub</text:a></text:p>
          </table:table-cell>
          <table:table-cell office:value-type="string" calcext:value-type="string">
            <text:p><text:a xlink:href="https://github.com/onnx/onnx/blob/main/docs/Changelog.md#Sub-14" xlink:type="simple">14</text:a>, <text:a xlink:href="https://github.com/onnx/onnx/blob/main/docs/Changelog.md#Sub-13" xlink:type="simple">13</text:a>, <text:a xlink:href="https://github.com/onnx/onnx/blob/main/docs/Changelog.md#Sub-7" xlink:type="simple">7</text:a>, <text:a xlink:href="https://github.com/onnx/onnx/blob/main/docs/Changelog.md#Sub-6" xlink:type="simple">6</text:a>, <text:a xlink:href="https://github.com/onnx/onnx/blob/main/docs/Changelog.md#Sub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um" xlink:type="simple">Sum</text:a></text:p>
          </table:table-cell>
          <table:table-cell office:value-type="string" calcext:value-type="string">
            <text:p><text:a xlink:href="https://github.com/onnx/onnx/blob/main/docs/Changelog.md#Sum-13" xlink:type="simple">13</text:a>, <text:a xlink:href="https://github.com/onnx/onnx/blob/main/docs/Changelog.md#Sum-8" xlink:type="simple">8</text:a>, <text:a xlink:href="https://github.com/onnx/onnx/blob/main/docs/Changelog.md#Sum-6" xlink:type="simple">6</text:a>, <text:a xlink:href="https://github.com/onnx/onnx/blob/main/docs/Changelog.md#Sum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Tan" xlink:type="simple">Tan</text:a></text:p>
          </table:table-cell>
          <table:table-cell office:value-type="string" calcext:value-type="string">
            <text:p><text:a xlink:href="https://github.com/onnx/onnx/blob/main/docs/Changelog.md#Tan-7" xlink:type="simple">7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Tanh" xlink:type="simple">Tanh</text:a></text:p>
          </table:table-cell>
          <table:table-cell office:value-type="string" calcext:value-type="string">
            <text:p><text:a xlink:href="https://github.com/onnx/onnx/blob/main/docs/Changelog.md#Tanh-13" xlink:type="simple">13</text:a>, <text:a xlink:href="https://github.com/onnx/onnx/blob/main/docs/Changelog.md#Tanh-6" xlink:type="simple">6</text:a>, <text:a xlink:href="https://github.com/onnx/onnx/blob/main/docs/Changelog.md#Tanh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TfIdfVectorizer" xlink:type="simple">TfIdfVectorizer</text:a></text:p>
          </table:table-cell>
          <table:table-cell office:value-type="string" calcext:value-type="string">
            <text:p><text:a xlink:href="https://github.com/onnx/onnx/blob/main/docs/Changelog.md#TfIdfVectorizer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ThresholdedRelu" xlink:type="simple">ThresholdedRelu</text:a></text:p>
          </table:table-cell>
          <table:table-cell office:value-type="string" calcext:value-type="string">
            <text:p><text:a xlink:href="https://github.com/onnx/onnx/blob/main/docs/Changelog.md#ThresholdedRelu-10" xlink:type="simple">10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Tile" xlink:type="simple">Tile</text:a></text:p>
          </table:table-cell>
          <table:table-cell office:value-type="string" calcext:value-type="string">
            <text:p><text:a xlink:href="https://github.com/onnx/onnx/blob/main/docs/Changelog.md#Tile-13" xlink:type="simple">13</text:a>, <text:a xlink:href="https://github.com/onnx/onnx/blob/main/docs/Changelog.md#Tile-6" xlink:type="simple">6</text:a>, <text:a xlink:href="https://github.com/onnx/onnx/blob/main/docs/Changelog.md#Til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TopK" xlink:type="simple">TopK</text:a></text:p>
          </table:table-cell>
          <table:table-cell office:value-type="string" calcext:value-type="string">
            <text:p><text:a xlink:href="https://github.com/onnx/onnx/blob/main/docs/Changelog.md#TopK-11" xlink:type="simple">11</text:a>, <text:a xlink:href="https://github.com/onnx/onnx/blob/main/docs/Changelog.md#TopK-10" xlink:type="simple">10</text:a>, <text:a xlink:href="https://github.com/onnx/onnx/blob/main/docs/Changelog.md#TopK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Transpose" xlink:type="simple">Transpose</text:a></text:p>
          </table:table-cell>
          <table:table-cell office:value-type="string" calcext:value-type="string">
            <text:p><text:a xlink:href="https://github.com/onnx/onnx/blob/main/docs/Changelog.md#Transpose-13" xlink:type="simple">13</text:a>, <text:a xlink:href="https://github.com/onnx/onnx/blob/main/docs/Changelog.md#Transpos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Trilu" xlink:type="simple">Trilu</text:a></text:p>
          </table:table-cell>
          <table:table-cell office:value-type="string" calcext:value-type="string">
            <text:p><text:a xlink:href="https://github.com/onnx/onnx/blob/main/docs/Changelog.md#Trilu-14" xlink:type="simple">14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Unique" xlink:type="simple">Unique</text:a></text:p>
          </table:table-cell>
          <table:table-cell office:value-type="string" calcext:value-type="string">
            <text:p><text:a xlink:href="https://github.com/onnx/onnx/blob/main/docs/Changelog.md#Unique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Unsqueeze" xlink:type="simple">Unsqueeze</text:a></text:p>
          </table:table-cell>
          <table:table-cell office:value-type="string" calcext:value-type="string">
            <text:p><text:a xlink:href="https://github.com/onnx/onnx/blob/main/docs/Changelog.md#Unsqueeze-13" xlink:type="simple">13</text:a>, <text:a xlink:href="https://github.com/onnx/onnx/blob/main/docs/Changelog.md#Unsqueeze-11" xlink:type="simple">11</text:a>, <text:a xlink:href="https://github.com/onnx/onnx/blob/main/docs/Changelog.md#Unsqueeze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Upsample" xlink:type="simple">Upsample</text:a> (deprecated)</text:p>
          </table:table-cell>
          <table:table-cell office:value-type="string" calcext:value-type="string">
            <text:p><text:a xlink:href="https://github.com/onnx/onnx/blob/main/docs/Changelog.md#Upsample-10" xlink:type="simple">10</text:a>, <text:a xlink:href="https://github.com/onnx/onnx/blob/main/docs/Changelog.md#Upsample-9" xlink:type="simple">9</text:a>, <text:a xlink:href="https://github.com/onnx/onnx/blob/main/docs/Changelog.md#Upsample-7" xlink:type="simple">7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Where" xlink:type="simple">Where</text:a></text:p>
          </table:table-cell>
          <table:table-cell office:value-type="string" calcext:value-type="string">
            <text:p><text:a xlink:href="https://github.com/onnx/onnx/blob/main/docs/Changelog.md#Where-16" xlink:type="simple">16</text:a>, <text:a xlink:href="https://github.com/onnx/onnx/blob/main/docs/Changelog.md#Where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Xor" xlink:type="simple">Xor</text:a></text:p>
          </table:table-cell>
          <table:table-cell office:value-type="string" calcext:value-type="string">
            <text:p><text:a xlink:href="https://github.com/onnx/onnx/blob/main/docs/Changelog.md#Xor-7" xlink:type="simple">7</text:a>, <text:a xlink:href="https://github.com/onnx/onnx/blob/main/docs/Changelog.md#Xor-1" xlink:type="simple">1</text:a></text:p>
          </table:table-cell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Since version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Bernoulli" xlink:type="simple">Bernoulli</text:a></text:p>
          </table:table-cell>
          <table:table-cell office:value-type="string" calcext:value-type="string">
            <text:p><text:a xlink:href="https://github.com/onnx/onnx/blob/main/docs/Changelog.md#Bernoulli-15" xlink:type="simple">15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astLike" xlink:type="simple">CastLike</text:a></text:p>
          </table:table-cell>
          <table:table-cell office:value-type="string" calcext:value-type="string">
            <text:p><text:a xlink:href="https://github.com/onnx/onnx/blob/main/docs/Changelog.md#CastLike-15" xlink:type="simple">15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Celu" xlink:type="simple">Celu</text:a></text:p>
          </table:table-cell>
          <table:table-cell office:value-type="string" calcext:value-type="string">
            <text:p><text:a xlink:href="https://github.com/onnx/onnx/blob/main/docs/Changelog.md#Celu-12" xlink:type="simple">12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DynamicQuantizeLinear" xlink:type="simple">DynamicQuantizeLinear</text:a></text:p>
          </table:table-cell>
          <table:table-cell office:value-type="string" calcext:value-type="string">
            <text:p><text:a xlink:href="https://github.com/onnx/onnx/blob/main/docs/Changelog.md#DynamicQuantizeLinear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GreaterOrEqual" xlink:type="simple">GreaterOrEqual</text:a></text:p>
          </table:table-cell>
          <table:table-cell office:value-type="string" calcext:value-type="string">
            <text:p><text:a xlink:href="https://github.com/onnx/onnx/blob/main/docs/Changelog.md#GreaterOrEqual-16" xlink:type="simple">16</text:a>, <text:a xlink:href="https://github.com/onnx/onnx/blob/main/docs/Changelog.md#GreaterOrEqual-12" xlink:type="simple">12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HardSwish" xlink:type="simple">HardSwish</text:a></text:p>
          </table:table-cell>
          <table:table-cell office:value-type="string" calcext:value-type="string">
            <text:p><text:a xlink:href="https://github.com/onnx/onnx/blob/main/docs/Changelog.md#HardSwish-14" xlink:type="simple">14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essOrEqual" xlink:type="simple">LessOrEqual</text:a></text:p>
          </table:table-cell>
          <table:table-cell office:value-type="string" calcext:value-type="string">
            <text:p><text:a xlink:href="https://github.com/onnx/onnx/blob/main/docs/Changelog.md#LessOrEqual-16" xlink:type="simple">16</text:a>, <text:a xlink:href="https://github.com/onnx/onnx/blob/main/docs/Changelog.md#LessOrEqual-12" xlink:type="simple">12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LogSoftmax" xlink:type="simple">LogSoftmax</text:a></text:p>
          </table:table-cell>
          <table:table-cell office:value-type="string" calcext:value-type="string">
            <text:p><text:a xlink:href="https://github.com/onnx/onnx/blob/main/docs/Changelog.md#LogSoftmax-13" xlink:type="simple">13</text:a>, <text:a xlink:href="https://github.com/onnx/onnx/blob/main/docs/Changelog.md#LogSoftmax-11" xlink:type="simple">11</text:a>, <text:a xlink:href="https://github.com/onnx/onnx/blob/main/docs/Changelog.md#LogSoftmax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MeanVarianceNormalization" xlink:type="simple">MeanVarianceNormalization</text:a></text:p>
          </table:table-cell>
          <table:table-cell office:value-type="string" calcext:value-type="string">
            <text:p><text:a xlink:href="https://github.com/onnx/onnx/blob/main/docs/Changelog.md#MeanVarianceNormalization-13" xlink:type="simple">13</text:a>, <text:a xlink:href="https://github.com/onnx/onnx/blob/main/docs/Changelog.md#MeanVarianceNormalization-9" xlink:type="simple">9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NegativeLogLikelihoodLoss" xlink:type="simple">NegativeLogLikelihoodLoss</text:a></text:p>
          </table:table-cell>
          <table:table-cell office:value-type="string" calcext:value-type="string">
            <text:p><text:a xlink:href="https://github.com/onnx/onnx/blob/main/docs/Changelog.md#NegativeLogLikelihoodLoss-13" xlink:type="simple">13</text:a>, <text:a xlink:href="https://github.com/onnx/onnx/blob/main/docs/Changelog.md#NegativeLogLikelihoodLoss-12" xlink:type="simple">12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Range" xlink:type="simple">Range</text:a></text:p>
          </table:table-cell>
          <table:table-cell office:value-type="string" calcext:value-type="string">
            <text:p><text:a xlink:href="https://github.com/onnx/onnx/blob/main/docs/Changelog.md#Range-11" xlink:type="simple">1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oftmax" xlink:type="simple">Softmax</text:a></text:p>
          </table:table-cell>
          <table:table-cell office:value-type="string" calcext:value-type="string">
            <text:p><text:a xlink:href="https://github.com/onnx/onnx/blob/main/docs/Changelog.md#Softmax-13" xlink:type="simple">13</text:a>, <text:a xlink:href="https://github.com/onnx/onnx/blob/main/docs/Changelog.md#Softmax-11" xlink:type="simple">11</text:a>, <text:a xlink:href="https://github.com/onnx/onnx/blob/main/docs/Changelog.md#Softmax-1" xlink:type="simple">1</text:a></text:p>
          </table:table-cell>
        </table:table-row>
        <table:table-row table:style-name="ro1">
          <table:table-cell office:value-type="string" calcext:value-type="string">
            <text:p><text:a xlink:href="https://github.com/onnx/onnx/blob/main/docs/Operators.md#SoftmaxCrossEntropyLoss" xlink:type="simple">SoftmaxCrossEntropyLoss</text:a></text:p>
          </table:table-cell>
          <table:table-cell office:value-type="string" calcext:value-type="string">
            <text:p><text:a xlink:href="https://github.com/onnx/onnx/blob/main/docs/Changelog.md#SoftmaxCrossEntropyLoss-13" xlink:type="simple">13</text:a>, <text:a xlink:href="https://github.com/onnx/onnx/blob/main/docs/Changelog.md#SoftmaxCrossEntropyLoss-12" xlink:type="simple">12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3:35:56.743957802</meta:creation-date>
    <dc:date>2022-03-04T13:38:05.535956160</dc:date>
    <meta:editing-duration>PT2M9S</meta:editing-duration>
    <meta:editing-cycles>1</meta:editing-cycles>
    <meta:document-statistic meta:table-count="1" meta:cell-count="344" meta:object-count="0"/>
    <meta:generator>LibreOffice/6.4.7.2$Linux_X86_64 LibreOffice_project/40$Build-2</meta:generator>
  </office:meta>
</office:document-meta>
</file>